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cja sklepu (dla FTP):</text:p>
      <text:p text:style-name="Standard"/>
      <text:p text:style-name="Standard">• Pobierz PrestaShop 1.4.8.3.</text:p>
      <text:p text:style-name="Standard"/>
      <text:p text:style-name="Standard">• Rozpakuj pliki na dysku.</text:p>
      <text:p text:style-name="Standard"/>
      <text:p text:style-name="Standard">• Zawartość rozpakowanego folderu /prestashop (nie sam folder) wgraj do katalogu głównego serwera (przy użyciu FTP). Można też wgrać pliki do subfolderu utworzonego w katalogu głównym np. http://www.mojastrona.pl/prestashop.</text:p>
      <text:p text:style-name="Standard"/>
      <text:p text:style-name="Standard">• Sprawdź czy foldery /config, /upload, /download, /tools/smarty/compile maja uprawnienia „write” (inaczej „CHMOD 777”). Jeśli trzeba, nadaj im atrybut „write” razem z ich podfolderami: /img, /mails, /modules, /themes/prestashop/lang, /translations.</text:p>
      <text:p text:style-name="Standard"/>
      <text:p text:style-name="Standard">• Rozpocznij instalację – w przeglądarce dodaj „/install” do adresu sklepu np. http://www.mojastrona.pl/prestashop/install.</text:p>
      <text:p text:style-name="Standard"/>
      <text:p text:style-name="Standard">• Po zakończonej instalacji przejdź do folderu z PrestaShop. Usuń z niego folder „/install” natomiast nazwę folderu „/admin” zmień np. na „/admin123”. Instalacja dobiegła końca.</text:p>
      <text:p text:style-name="Standard"/>
      <text:p text:style-name="Standard">Instalacja sklepu (dla DirectAdmin):</text:p>
      <text:p text:style-name="Standard"/>
      <text:p text:style-name="Standard">• Zaloguj się na swoją domenę w panelu DirectAdmin. Aby to zrobić, wpisz w przeglądarkę internetową adres swojej domeny i dodaj do niego ':2222' np. przykladowa_domena.pl:2222.</text:p>
      <text:p text:style-name="Standard"/>
      <text:p text:style-name="Standard">• Z menu "Web Applications" wybierz "zobacz więcej", sklep PrestaShop znajdziesz w "Aplikacje dla e-Commerce i Biznes".</text:p>
      <text:p text:style-name="Standard"/>
      <text:p text:style-name="Standard">• Wybierz sklep i kliknij "instaluj tą aplikację". Ustal domenę i wybierz wersję sklepu. Najlepiej wybrać PrestaShop 1.4.8.3 – pod nią została stworzona wtyczka integrująca. Pamiętaj, aby wybrać instalację z przykładową wersją sklepu – przyda się to podczas instalacji wtyczek. Po ustawieniu wszystkich parametrów kliknij "Zainstaluj". Instalator automatycznie stosuje zabezpieczenia wymagane przez PrestaShop, usuwa plik 'install' i zmienia nazwę katalogu "admin" na "iadmin"..</text:p>
      <text:p text:style-name="Standard"/>
      <text:p text:style-name="Standard">Sklep zostanie zainstalowany na naszej domenie. Kolejnym krokiem jest jego integracja z ifirma.pl.</text:p>
      <text:p text:style-name="Standard"/>
      <text:p text:style-name="Standard">Instalacja wtyczki:</text:p>
      <text:p text:style-name="Standard"/>
      <text:p text:style-name="Standard">• Pobierz wtyczkę. Wybierz opcję "Download" i format pliku (.zip lub tar.gz). Przy wyborze "tar.gz" na dysku zostanie zapisany folder o nazwie "ifirma-ifirma-api-sklepy-89a9f26". Przy wyborze ".zip" zapisany zostanie plik, który po rozpakowaniu stworzy taki sam folder. Znajdziemy w nim pliki niezbędne do integracji sklepu z ifirma.pl.</text:p>
      <text:p text:style-name="Standard"/>
      <text:p text:style-name="Standard">• Wtyczki trzeba skopiować do katalogu "admin123" (były katalog "admin", którego nazwa została zmieniona podczas instalacji przez FTP) lub 'iadmin' (w przypadku instalacji przez DirectAdmin).</text:p>
      <text:p text:style-name="Standard"/>
      <text:p text:style-name="Standard">• Wybierz pliki. W folderze, który wcześniej ściągnęliśmy z Github klikamy 'prestashop'. Następnie do katalogu "admin123"/"iadmin" wgraj pliki:</text:p>
      <text:p text:style-name="Standard"/>
      <text:p text:style-name="Standard">api_configuration.php</text:p>
      <text:p text:style-name="Standard">api_request.php</text:p>
      <text:p text:style-name="Standard">config.ini</text:p>
      <text:p text:style-name="Standard"><text:soft-page-break/>download.php</text:p>
      <text:p text:style-name="Standard"/>
      <text:p text:style-name="Standard">• Wgraj też FOLDER (nie pliki z foldera, a folder) "ifirma".</text:p>
      <text:p text:style-name="Standard"/>
      <text:p text:style-name="Standard">• Plik "AdminTab.php" wgraj do folderu "classes" ("prestashop/classes").</text:p>
      <text:p text:style-name="Standard"/>
      <text:p text:style-name="Standard">• Plik "AdminPreferences.php" wgraj do folderu "tabs" ("prestashop/admin123/tabs" lub "prestashop/iadmin/tabs").</text:p>
      <text:p text:style-name="Standard"/>
      <text:p text:style-name="Standard">• Zmień uprawnienia wszystkim wgranym plikom (również tym w folderze "ifirma") na 755. Plikowi o nazwie "config.ini" dajemy uprawnienia równe 777.</text:p>
      <text:p text:style-name="Standard"/>
      <text:p text:style-name="Standard">• Plik "001_ifirma_invoice_map.sql" zawiera zapytanie, które musimy wysłać do bazy danych naszego sklepu. Aby to zrobić należy:</text:p>
      <text:p text:style-name="Standard"/>
      <text:p text:style-name="Standard">Zalogować się do phpMyAdmin.</text:p>
      <text:p text:style-name="Standard">Wybrać bazę danych PrestaShop, która domyślnie zapisana jest jako "_ps1".</text:p>
      <text:p text:style-name="Standard">Wybrać zakładkę "SQL".</text:p>
      <text:p text:style-name="Standard">Wkleić treść pliku "001_ifirma_invoice_map.sql" i kliknąć opcję "Wykonaj".</text:p>
      <text:p text:style-name="Standard"/>
      <text:p text:style-name="Standard">Przed skorzystaniem z API należy je skonfigurować za pomocą wygenerowanych w ifirma kluczy autoryzacyjnych. Aby wygenerować klucz należy:</text:p>
      <text:p text:style-name="Standard"/>
      <text:p text:style-name="Standard">• Zalogować się w ifirma.pl.</text:p>
      <text:p text:style-name="Standard">• Wybrać menu "administracja" &gt; "ustawienia" &gt; "ustawienia" &gt; "klucze autoryzacji".</text:p>
      <text:p text:style-name="Standard">• Wygenerować dwa klucze symetryczne, jeden dla abonenta, drugi dla faktury.</text:p>
      <text:p text:style-name="Standard">• W przypadku integracji kilku sklepów z jednym kontem ifirma należy użyć tych samych kluczy autoryzacyjnych.</text:p>
      <text:p text:style-name="Standard"/>
      <text:p text:style-name="Standard">Integracja API:</text:p>
      <text:p text:style-name="Standard">• Zaloguj się w panelu administracyjnym swojego sklepu.</text:p>
      <text:p text:style-name="Standard">• Kliknij zakładkę "Preferences". Na dole listy wybierz "Konfiguracja API".</text:p>
      <text:p text:style-name="Standard">• Wklej wcześniej wygenerowane klucze, podaj login, którego używasz w ifirma i zapisz parametry.</text:p>
      <text:p text:style-name="Standard">• Od teraz, przy złożonych w sklepie zamówieniach (zakładka "Orders") będą dostępne funkcje "Wystaw fakturę" i "Wystaw fakturę wysyłkową". Wystawiona w ten sposób faktura pojawi się w menu "Przychody" w aplikacji ifirma.</text:p>
      <text:p text:style-name="Standard"/>
      <text:p text:style-name="Standard">Integracja PrestaShop z ifirma.pl została ukończo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rek kruczynski</meta:initial-creator>
    <meta:creation-date>2012-08-13T14:14:11</meta:creation-date>
    <meta:document-statistic meta:table-count="0" meta:image-count="0" meta:object-count="0" meta:page-count="2" meta:paragraph-count="40" meta:word-count="558" meta:character-count="4170"/>
    <dc:date>2012-08-13T14:18:43</dc:date>
    <dc:creator>jarek kruczynski</dc:creator>
    <meta:editing-duration>PT4M32S</meta:editing-duration>
    <meta:editing-cycles>1</meta:editing-cycles>
    <meta:generator>OpenOffice.org/3.3$Unix OpenOffice.org_project/330m20$Build-9567</meta:generator>
  </office:meta>
</office:document-meta>
</file>